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238fe9"/>
    </style:style>
    <style:style style:name="T2" style:family="text">
      <style:text-properties officeooo:rsid="002291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u {{ data.from }} au {{ data.to }}</text:p>
      <text:p text:style-name="Standard">Authorisation {{ data.authorization }}</text:p>
      <text:p text:style-name="Standard">Immatriculation {{ data.registration 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0:19:50.362042039</meta:creation-date>
    <dc:date>2018-07-18T16:31:06.240972654</dc:date>
    <meta:editing-duration>PT41M33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1" meta:paragraph-count="3" meta:word-count="16" meta:character-count="112" meta:non-whitespace-character-count="99"/>
  </office:meta>
</office:document-meta>
</file>